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et de fonctionnalités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wan de Belleville</meta:initial-creator>
    <meta:creation-date>2021-04-07T16:09:34.44</meta:creation-date>
    <meta:document-statistic meta:table-count="0" meta:image-count="0" meta:object-count="0" meta:page-count="1" meta:paragraph-count="1" meta:word-count="5" meta:character-count="43"/>
    <dc:date>2021-04-07T16:12:19.57</dc:date>
    <dc:creator>Erwan de Belleville</dc:creator>
    <meta:editing-duration>PT2M45S</meta:editing-duration>
    <meta:editing-cycles>1</meta:editing-cycles>
    <meta:generator>OpenOffice/4.1.9$Win32 OpenOffice.org_project/419m1$Build-9805</meta:generator>
  </office:meta>
</office:document-meta>
</file>